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12:.C40])" office:value-type="float" office:value="534.65" calcext:value-type="float">
            <text:p>534.6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</text:p>
          </table:table-cell>
          <table:table-cell table:style-name="ce4"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44:.C64])" office:value-type="float" office:value="1077.26" calcext:value-type="float">
            <text:p>1077.26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69:.C76])" office:value-type="float" office:value="177.56" calcext:value-type="float">
            <text:p>177.5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7" table:formula="of:=SUM([.C79:.C83])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88:.C99])" office:value-type="float" office:value="168.1" calcext:value-type="float">
            <text:p>168.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1])" office:value-type="float" office:value="4857.57" calcext:value-type="float">
            <text:p>4857.57</text:p>
          </table:table-cell>
          <table:table-cell table:formula="of:=SUM([.D1:.D101])" office:value-type="float" office:value="4857.57" calcext:value-type="float">
            <text:p>4857.5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06:.C120])" office:value-type="float" office:value="-4844.13" calcext:value-type="float">
            <text:p>-4844.13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2];[.D121])" office:value-type="float" office:value="13.4399999999996" calcext:value-type="float">
            <text:p>13.43999999999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00-00-00</text:date>, <text:time style:data-style-name="N2" text:time-value="10:07:31.591647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9T10:52:36.690667704</dc:date>
    <meta:editing-duration>P1DT12H24M30S</meta:editing-duration>
    <meta:editing-cycles>248</meta:editing-cycles>
    <meta:generator>LibreOffice/6.0.7.3$Linux_X86_64 LibreOffice_project/00m0$Build-3</meta:generator>
    <meta:document-statistic meta:table-count="5" meta:cell-count="876" meta:object-count="0"/>
  </office:meta>
</office:document-meta>
</file>